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afad2" draw:textarea-vertical-align="middle" draw:auto-grow-height="false"/>
    </style:style>
    <style:style style:name="gr2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draw:fill="none" draw:fill-color="#ffffff" fo:min-height="0.75cm"/>
    </style:style>
    <style:style style:name="gr4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d700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fill-color="#ffffff" fo:min-height="0.5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text-align="center" fo:text-indent="0cm"/>
      <style:text-properties fo:color="#8b6914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text-align="center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8b6914" fo:font-weight="bold" style:font-weight-asian="bold" style:font-weight-complex="bold"/>
    </style:style>
    <style:style style:name="T2" style:family="text">
      <style:text-properties fo:color="#8b6914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b6914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color="#ffa500" fo:font-size="20pt" fo:language="en" fo:country="US" fo:font-weight="bold" style:font-size-asian="20pt" style:font-weight-asian="bold" style:font-size-complex="20pt" style:font-weight-complex="bold"/>
    </style:style>
    <style:style style:name="T5" style:family="text">
      <style:text-properties fo:color="#8b6914" fo:language="en" fo:country="US" fo:font-weight="bold" style:font-weight-asian="bold" style:font-weight-complex="bold"/>
    </style:style>
    <style:style style:name="T6" style:family="text">
      <style:text-properties fo:color="#8b6914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8b6914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color="#ffa5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10.5cm" svg:height="2cm" svg:x="8.7cm" svg:y="1.3cm">
          <text:p text:style-name="P1"><text:span text:style-name="T1">GCRF</text:span></text:p>
          <text:p text:style-name="P1"><text:span text:style-name="T2">(</text:span><text:span text:style-name="T3">Geocentric</text:span><text:span text:style-name="T2"> </text:span><text:span text:style-name="T3">Celestial</text:span><text:span text:style-name="T2"> </text:span><text:span text:style-name="T3">Reference</text:span><text:span text:style-name="T2">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5.5cm" svg:height="2cm" svg:x="5.299cm" svg:y="5.5cm">
          <text:p text:style-name="P1"><text:span text:style-name="T1">EME2000 (J200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cm" svg:x="13cm" svg:y="3.6cm">
          <text:p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frame draw:style-name="gr3" draw:text-style-name="P5" draw:layer="layout" svg:width="2cm" svg:height="1.038cm" svg:x="5cm" svg:y="3.962cm">
          <draw:text-box>
            <text:p text:style-name="P4"><text:span text:style-name="T4">Bias</text:span></text:p>
          </draw:text-box>
        </draw:frame>
        <draw:frame draw:style-name="gr3" draw:text-style-name="P5" draw:layer="layout" svg:width="4.5cm" svg:height="1.038cm" svg:x="5.348cm" svg:y="9.981cm">
          <draw:text-box>
            <text:p text:style-name="P4"><text:span text:style-name="T4">Precession</text:span></text:p>
          </draw:text-box>
        </draw:frame>
        <draw:custom-shape draw:style-name="gr1" draw:text-style-name="P2" draw:id="id2" draw:layer="layout" svg:width="10.356cm" svg:height="2cm" svg:x="15.5cm" svg:y="9.5cm">
          <text:p text:style-name="P1"><text:span text:style-name="T1">MEME </text:span><text:span text:style-name="T5">with nutation correction</text:span></text:p>
          <text:p text:style-name="P1"><text:span text:style-name="T2">(</text:span><text:span text:style-name="T3">Mean</text:span><text:span text:style-name="T2"> Equator </text:span><text:span text:style-name="T3">Mean</text:span><text:span text:style-name="T2"> </text:span><text:span text:style-name="T3">Equinox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10.902cm" svg:height="2cm" svg:x="2.598cm" svg:y="13.4cm">
          <text:p text:style-name="P1"><text:span text:style-name="T1">TEME </text:span><text:span text:style-name="T5">without nutation correction</text:span></text:p>
          <text:p text:style-name="P1"><text:span text:style-name="T2">(</text:span><text:span text:style-name="T3">True</text:span><text:span text:style-name="T2"> Equator </text:span><text:span text:style-name="T3">Mean</text:span><text:span text:style-name="T2"> </text:span><text:span text:style-name="T3">Equinox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id="id6" draw:layer="layout" svg:width="10.714cm" svg:height="2cm" svg:x="2.692cm" svg:y="17.45cm">
          <text:p text:style-name="P1"><text:span text:style-name="T6">PEF </text:span><text:span text:style-name="T7">without nutation correction</text:span></text:p>
          <text:p text:style-name="P1"><text:span text:style-name="T3">(Pseudo Earth Fix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1.4cm" svg:x="7.549cm" svg:y="1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3" draw:layer="layout" draw:type="curve" svg:x1="19.2cm" svg:y1="2.3cm" svg:x2="25.856cm" svg:y2="10.5cm" draw:start-shape="id1" draw:start-glue-point="1" draw:end-shape="id2" draw:end-glue-point="1" svg:d="m19200 2300c10734 0 7406 8200 6656 8200">
          <text:p/>
        </draw:connector>
        <draw:connector draw:style-name="gr5" draw:text-style-name="P3" draw:layer="layout" draw:type="curve" svg:x1="8.7cm" svg:y1="2.3cm" svg:x2="5.299cm" svg:y2="6.5cm" draw:start-shape="id1" draw:start-glue-point="3" draw:end-shape="id3" draw:end-glue-point="3" svg:d="m8700 2300c-5851 0-4151 4200-3401 4200">
          <text:p/>
        </draw:connector>
        <draw:connector draw:style-name="gr5" draw:text-style-name="P3" draw:layer="layout" draw:type="curve" svg:x1="25.856cm" svg:y1="10.5cm" svg:x2="25.856cm" svg:y2="14.4cm" draw:start-shape="id2" draw:start-glue-point="1" draw:end-shape="id4" draw:end-glue-point="1" svg:d="m25856 10500c750 0 750 3900 0 3900">
          <text:p/>
        </draw:connector>
        <draw:connector draw:style-name="gr5" draw:text-style-name="P3" draw:layer="layout" draw:type="curve" svg:x1="2.598cm" svg:y1="14.4cm" svg:x2="2.692cm" svg:y2="18.45cm" draw:start-shape="id5" draw:start-glue-point="3" draw:end-shape="id6" draw:end-glue-point="3" svg:d="m2598 14400c-750 0-797 4050 94 4050">
          <text:p/>
        </draw:connector>
        <draw:custom-shape draw:style-name="gr1" draw:text-style-name="P6" draw:id="id7" draw:layer="layout" svg:width="10.356cm" svg:height="2cm" svg:x="15.5cm" svg:y="17.45cm">
          <text:p text:style-name="P1"><text:span text:style-name="T6">PEF </text:span><text:span text:style-name="T7">with nutation correction</text:span></text:p>
          <text:p text:style-name="P1"><text:span text:style-name="T3">(Pseudo Earth Fix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1.5cm" svg:x="20.178cm" svg:y="15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3.5cm" svg:height="1.038cm" svg:x="2.348cm" svg:y="11.881cm">
          <draw:text-box>
            <text:p text:style-name="P4"><text:span text:style-name="T4">Nutation</text:span></text:p>
          </draw:text-box>
        </draw:frame>
        <draw:custom-shape draw:style-name="gr1" draw:text-style-name="P2" draw:id="id4" draw:layer="layout" svg:width="10.356cm" svg:height="2cm" svg:x="15.5cm" svg:y="13.4cm">
          <text:p text:style-name="P1"><text:span text:style-name="T1">TEME </text:span><text:span text:style-name="T5">with nutation correction</text:span></text:p>
          <text:p text:style-name="P1"><text:span text:style-name="T2">(</text:span><text:span text:style-name="T3">True</text:span><text:span text:style-name="T2"> Equator </text:span><text:span text:style-name="T3">Mean</text:span><text:span text:style-name="T2"> </text:span><text:span text:style-name="T3">Equinox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10.902cm" svg:height="2cm" svg:x="2.598cm" svg:y="9.5cm">
          <text:p text:style-name="P1"><text:span text:style-name="T1">MEME </text:span><text:span text:style-name="T5">without nutation correction</text:span></text:p>
          <text:p text:style-name="P1"><text:span text:style-name="T2">(</text:span><text:span text:style-name="T3">Mean</text:span><text:span text:style-name="T2"> Equator </text:span><text:span text:style-name="T3">Mean</text:span><text:span text:style-name="T2"> </text:span><text:span text:style-name="T3">Equinox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25.856cm" svg:y1="14.4cm" svg:x2="25.856cm" svg:y2="18.45cm" draw:start-shape="id4" draw:start-glue-point="1" draw:end-shape="id7" draw:end-glue-point="1" svg:d="m25856 14400c750 0 750 4050 0 4050">
          <text:p/>
        </draw:connector>
        <draw:connector draw:style-name="gr5" draw:text-style-name="P3" draw:layer="layout" draw:type="curve" svg:x1="2.598cm" svg:y1="10.5cm" svg:x2="2.598cm" svg:y2="14.4cm" draw:start-shape="id8" draw:start-glue-point="3" draw:end-shape="id5" draw:end-glue-point="3" svg:d="m2598 10500c-750 0-750 3900 0 3900">
          <text:p/>
        </draw:connector>
        <draw:connector draw:style-name="gr5" draw:text-style-name="P3" draw:layer="layout" draw:type="curve" svg:x1="5.299cm" svg:y1="6.5cm" svg:x2="2.598cm" svg:y2="10.5cm" draw:start-shape="id3" draw:start-glue-point="3" draw:end-shape="id8" draw:end-glue-point="3" svg:d="m5299 6500c-4801 0-3451 4000-2701 4000">
          <text:p/>
        </draw:connector>
        <draw:frame draw:style-name="gr3" draw:text-style-name="P5" draw:layer="layout" svg:width="4.5cm" svg:height="1.038cm" svg:x="22.3cm" svg:y="6.3cm">
          <draw:text-box>
            <text:p text:style-name="P4"><text:span text:style-name="T4">Precession</text:span></text:p>
          </draw:text-box>
        </draw:frame>
        <draw:custom-shape draw:style-name="gr2" draw:text-style-name="P3" draw:layer="layout" svg:width="1cm" svg:height="1.4cm" svg:x="7.549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1.4cm" svg:x="7.549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3.5cm" svg:height="1.038cm" svg:x="22.806cm" svg:y="11.881cm">
          <draw:text-box>
            <text:p text:style-name="P4"><text:span text:style-name="T4">Nutation</text:span></text:p>
          </draw:text-box>
        </draw:frame>
        <draw:frame draw:style-name="gr6" draw:text-style-name="P7" draw:layer="layout" svg:width="5cm" svg:height="1.038cm" svg:x="21.456cm" svg:y="15.881cm">
          <draw:text-box>
            <text:p text:style-name="P1"><text:span text:style-name="T4">Sidereal</text:span><text:span text:style-name="T8"> </text:span><text:span text:style-name="T4">time</text:span></text:p>
          </draw:text-box>
        </draw:frame>
        <draw:custom-shape draw:style-name="gr2" draw:text-style-name="P3" draw:layer="layout" svg:width="1cm" svg:height="1.4cm" svg:x="20.178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4.5cm" svg:height="1.038cm" svg:x="2.3cm" svg:y="7.762cm">
          <draw:text-box>
            <text:p text:style-name="P4"><text:span text:style-name="T4">Precession</text:span></text:p>
          </draw:text-box>
        </draw:frame>
        <draw:frame draw:style-name="gr6" draw:text-style-name="P7" draw:layer="layout" svg:width="5cm" svg:height="1.038cm" svg:x="2.2cm" svg:y="15.881cm">
          <draw:text-box>
            <text:p text:style-name="P1"><text:span text:style-name="T4">Sidereal</text:span><text:span text:style-name="T8"> </text:span><text:span text:style-name="T4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Véronique Pommier</meta:initial-creator>
    <meta:creation-date>2008-06-24T16:57:18</meta:creation-date>
    <dc:date>2009-05-29T10:55:18</dc:date>
    <meta:editing-cycles>24</meta:editing-cycles>
    <meta:editing-duration>PT03H11M21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